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04pt"/>
    </style:style>
    <style:style style:name="co2" style:family="table-column">
      <style:table-column-properties fo:break-before="auto" style:column-width="34.3pt"/>
    </style:style>
    <style:style style:name="co3" style:family="table-column">
      <style:table-column-properties fo:break-before="auto" style:column-width="33.45pt"/>
    </style:style>
    <style:style style:name="co4" style:family="table-column">
      <style:table-column-properties fo:break-before="auto" style:column-width="35.6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3.6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1.39pt"/>
    </style:style>
    <style:style style:name="co11" style:family="table-column">
      <style:table-column-properties fo:break-before="auto" style:column-width="27.41pt"/>
    </style:style>
    <style:style style:name="co12" style:family="table-column">
      <style:table-column-properties fo:break-before="auto" style:column-width="27.01pt"/>
    </style:style>
    <style:style style:name="co13" style:family="table-column">
      <style:table-column-properties fo:break-before="auto" style:column-width="54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19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128"/>
    <style:style style:name="ce7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72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7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7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46" style:family="table-cell" style:parent-style-name="Default" style:data-style-name="N128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78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79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82" style:family="table-cell" style:parent-style-name="Default" style:data-style-name="N127"/>
    <style:style style:name="ce31" style:family="table-cell" style:parent-style-name="Default" style:data-style-name="N125"/>
    <style:style style:name="ce8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50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39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40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8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89" style:family="table-cell" style:parent-style-name="Default" style:data-style-name="N125">
      <style:table-cell-properties fo:border-bottom="none" fo:border-left="0.06pt solid #b2b2b2" fo:border-right="none" fo:border-top="0.06pt solid #b2b2b2"/>
      <style:text-properties fo:color="#999999"/>
    </style:style>
    <style:style style:name="ce90" style:family="table-cell" style:parent-style-name="Default" style:data-style-name="N125">
      <style:table-cell-properties fo:border-bottom="none" fo:border-left="0.06pt solid #b2b2b2" fo:border-right="none" fo:border-top="none"/>
      <style:text-properties fo:color="#999999"/>
    </style:style>
    <style:style style:name="ce91" style:family="table-cell" style:parent-style-name="Default" style:data-style-name="N125">
      <style:table-cell-properties fo:border-bottom="0.06pt solid #b2b2b2" fo:border-left="0.06pt solid #b2b2b2" fo:border-right="none" fo:border-top="none"/>
      <style:text-properties fo:color="#999999"/>
    </style:style>
    <style:style style:name="ce92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125">
      <style:text-properties fo:color="#999999"/>
    </style:style>
    <style:style style:name="ce97" style:family="table-cell" style:parent-style-name="Default" style:data-style-name="N125">
      <style:table-cell-properties fo:border-bottom="none" fo:border-left="none" fo:border-right="none" fo:border-top="0.06pt solid #b2b2b2"/>
      <style:text-properties fo:color="#999999"/>
    </style:style>
    <style:style style:name="ce98" style:family="table-cell" style:parent-style-name="Default" style:data-style-name="N125">
      <style:table-cell-properties fo:border-bottom="0.06pt solid #b2b2b2" fo:border-left="none" fo:border-right="none" fo:border-top="none"/>
      <style:text-properties fo:color="#999999"/>
    </style:style>
    <style:style style:name="ce4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4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102" style:family="table-cell" style:parent-style-name="Default" style:data-style-name="N125">
      <style:table-cell-properties fo:border-bottom="none" fo:border-left="none" fo:border-right="0.06pt solid #b2b2b2" fo:border-top="0.06pt solid #b2b2b2"/>
      <style:text-properties fo:color="#999999"/>
    </style:style>
    <style:style style:name="ce103" style:family="table-cell" style:parent-style-name="Default" style:data-style-name="N125">
      <style:table-cell-properties fo:border-bottom="none" fo:border-left="none" fo:border-right="0.06pt solid #b2b2b2" fo:border-top="none"/>
      <style:text-properties fo:color="#999999"/>
    </style:style>
    <style:style style:name="ce104" style:family="table-cell" style:parent-style-name="Default" style:data-style-name="N125">
      <style:table-cell-properties fo:border-bottom="0.06pt solid #b2b2b2" fo:border-left="none" fo:border-right="0.06pt solid #b2b2b2" fo:border-top="none"/>
      <style:text-properties fo:color="#999999"/>
    </style:style>
    <style:style style:name="ce105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106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0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108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109" style:family="table-cell" style:parent-style-name="Default" style:data-style-name="N125">
      <style:table-cell-properties fo:border="none"/>
    </style:style>
    <style:style style:name="ce34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35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14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115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16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17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26" style:family="table-cell" style:parent-style-name="Default">
      <style:text-properties fo:color="#b2b2b2"/>
    </style:style>
    <style:style style:name="ce127" style:family="table-cell" style:parent-style-name="Default" style:data-style-name="N125">
      <style:text-properties fo:color="#b2b2b2"/>
    </style:style>
    <style:style style:name="T1" style:family="text">
      <style:text-properties style:text-position="-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font-size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ce70"/>
        <table:table-column table:style-name="co3" table:default-cell-style-name="Default"/>
        <table:table-column table:style-name="co5" table:number-columns-repeated="3" table:default-cell-style-name="ce31"/>
        <table:table-column table:style-name="co3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7" table:default-cell-style-name="ce31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17"/>
          <table:table-cell table:style-name="Default" table:number-columns-repeated="4"/>
        </table:table-row>
        <table:table-row table:style-name="ro1">
          <table:table-cell table:number-columns-repeated="18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nput sequence</text:p>
          </table:table-cell>
          <table:covered-table-cell table:number-columns-repeated="3" table:style-name="ce18"/>
          <table:table-cell table:style-name="ce18"/>
          <table:table-cell table:style-name="ce4" office:value-type="string" calcext:value-type="string" table:number-columns-spanned="4" table:number-rows-spanned="1">
            <text:p>W<text:span text:style-name="T1">q</text:span></text:p>
          </table:table-cell>
          <table:covered-table-cell table:number-columns-repeated="3"/>
          <table:table-cell table:style-name="ce18"/>
          <table:table-cell table:style-name="ce71" office:value-type="string" calcext:value-type="string" table:number-columns-spanned="2" table:number-rows-spanned="1">
            <text:p>Queries</text:p>
          </table:table-cell>
          <table:covered-table-cell table:style-name="ce47"/>
          <table:table-cell table:style-name="ce47"/>
          <table:table-cell table:style-name="ce18"/>
          <table:table-cell table:style-name="ce84" office:value-type="string" calcext:value-type="string" table:number-columns-spanned="3" table:number-rows-spanned="1">
            <text:p>Attention</text:p>
          </table:table-cell>
          <table:covered-table-cell table:number-columns-repeated="2" table:style-name="ce36"/>
          <table:table-cell/>
          <table:table-cell table:style-name="ce84" office:value-type="string" calcext:value-type="string" table:number-columns-spanned="3" table:number-rows-spanned="1">
            <text:p>Y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float" office:value="-0.4" calcext:value-type="float">
            <text:p>-0.4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table:style-name="ce12" office:value-type="float" office:value="0.6" calcext:value-type="float">
            <text:p>0.6</text:p>
          </table:table-cell>
          <table:table-cell/>
          <table:table-cell table:style-name="ce5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2" calcext:value-type="float">
            <text:p>0.2</text:p>
          </table:table-cell>
          <table:table-cell table:style-name="ce13" office:value-type="float" office:value="-0.2" calcext:value-type="float">
            <text:p>-0.2</text:p>
          </table:table-cell>
          <table:table-cell/>
          <table:table-cell table:style-name="ce72" table:number-matrix-columns-spanned="2" table:number-matrix-rows-spanned="3" table:formula="of:=MMULT([.A4:.D6]; TRANSPOSE([.F4:.I5]))" office:value-type="float" office:value="0.22" calcext:value-type="float">
            <text:p>0.220</text:p>
          </table:table-cell>
          <table:table-cell table:style-name="ce77" office:value-type="float" office:value="0.3" calcext:value-type="float">
            <text:p>0.300</text:p>
          </table:table-cell>
          <table:table-cell table:number-columns-repeated="2"/>
          <table:table-cell table:style-name="ce50" table:number-matrix-columns-spanned="3" table:number-matrix-rows-spanned="3" table:formula="of:=MMULT([.K4:.L6]; TRANSPOSE([.K9:.L11]))/SQRT([.B8])" office:value-type="float" office:value="0.283691240612043" calcext:value-type="float">
            <text:p>0.283691</text:p>
          </table:table-cell>
          <table:table-cell table:style-name="ce54" office:value-type="float" office:value="0.132653232150596" calcext:value-type="float">
            <text:p>0.132653</text:p>
          </table:table-cell>
          <table:table-cell table:style-name="ce41" office:value-type="float" office:value="-0.144249783362056" calcext:value-type="float">
            <text:p>-0.144250</text:p>
          </table:table-cell>
          <table:table-cell/>
          <table:table-cell table:style-name="ce105" table:number-matrix-columns-spanned="3" table:number-matrix-rows-spanned="3" table:formula="of:=MMULT([.O14:.Q16];[.K14:.M16])" office:value-type="float" office:value="0.312291069486886" calcext:value-type="float">
            <text:p>0.312291</text:p>
          </table:table-cell>
          <table:table-cell table:style-name="ce107" office:value-type="float" office:value="0.34716534528452" calcext:value-type="float">
            <text:p>0.347165</text:p>
          </table:table-cell>
          <table:table-cell table:style-name="ce108" office:value-type="float" office:value="0.170855205644582" calcext:value-type="float">
            <text:p>0.170855</text:p>
          </table:table-cell>
          <table:table-cell table:style-name="ce109"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-0.7" calcext:value-type="float">
            <text:p>-0.7</text:p>
          </table:table-cell>
          <table:table-cell table:style-name="ce12" office:value-type="float" office:value="0.8" calcext:value-type="float">
            <text:p>0.8</text:p>
          </table:table-cell>
          <table:table-cell/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5" office:value-type="float" office:value="0.6" calcext:value-type="float">
            <text:p>0.6</text:p>
          </table:table-cell>
          <table:table-cell/>
          <table:table-cell table:style-name="ce73" office:value-type="float" office:value="-0.17" calcext:value-type="float">
            <text:p>-0.170</text:p>
          </table:table-cell>
          <table:table-cell table:style-name="ce78" office:value-type="float" office:value="0.24" calcext:value-type="float">
            <text:p>0.240</text:p>
          </table:table-cell>
          <table:table-cell table:number-columns-repeated="2"/>
          <table:table-cell table:style-name="ce39" office:value-type="float" office:value="-0.179180858352671" calcext:value-type="float">
            <text:p>-0.179181</text:p>
          </table:table-cell>
          <table:table-cell office:value-type="float" office:value="-0.109177287015203" calcext:value-type="float">
            <text:p>-0.109177</text:p>
          </table:table-cell>
          <table:table-cell table:style-name="ce42" office:value-type="float" office:value="-0.042002142802481" calcext:value-type="float">
            <text:p>-0.042002</text:p>
          </table:table-cell>
          <table:table-cell/>
          <table:table-cell table:style-name="ce106" office:value-type="float" office:value="0.23286136708794" calcext:value-type="float">
            <text:p>0.232861</text:p>
          </table:table-cell>
          <table:table-cell table:style-name="ce107" office:value-type="float" office:value="0.284047082470168" calcext:value-type="float">
            <text:p>0.284047</text:p>
          </table:table-cell>
          <table:table-cell table:style-name="ce108" office:value-type="float" office:value="0.215549533626877" calcext:value-type="float">
            <text:p>0.215550</text:p>
          </table:table-cell>
          <table:table-cell table:style-name="ce109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9" office:value-type="float" office:value="-0.5" calcext:value-type="float">
            <text:p>-0.5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6"/>
          <table:table-cell table:style-name="ce74" office:value-type="float" office:value="-0.15" calcext:value-type="float">
            <text:p>-0.150</text:p>
          </table:table-cell>
          <table:table-cell table:style-name="ce79" office:value-type="float" office:value="0.23" calcext:value-type="float">
            <text:p>0.230</text:p>
          </table:table-cell>
          <table:table-cell table:number-columns-repeated="2"/>
          <table:table-cell table:style-name="ce40" office:value-type="float" office:value="-0.156553441354702" calcext:value-type="float">
            <text:p>-0.156553</text:p>
          </table:table-cell>
          <table:table-cell table:style-name="ce55" office:value-type="float" office:value="-0.0965907863100824" calcext:value-type="float">
            <text:p>-0.096591</text:p>
          </table:table-cell>
          <table:table-cell table:style-name="ce43" office:value-type="float" office:value="-0.0429920922961421" calcext:value-type="float">
            <text:p>-0.042992</text:p>
          </table:table-cell>
          <table:table-cell/>
          <table:table-cell table:style-name="ce106" office:value-type="float" office:value="0.236193643716914" calcext:value-type="float">
            <text:p>0.236194</text:p>
          </table:table-cell>
          <table:table-cell table:style-name="ce107" office:value-type="float" office:value="0.286719952945426" calcext:value-type="float">
            <text:p>0.286720</text:p>
          </table:table-cell>
          <table:table-cell table:style-name="ce108" office:value-type="float" office:value="0.213729577661394" calcext:value-type="float">
            <text:p>0.213730</text:p>
          </table:table-cell>
          <table:table-cell table:style-name="ce109"/>
        </table:table-row>
        <table:table-row table:style-name="ro1">
          <table:table-cell table:number-columns-repeated="18"/>
          <table:table-cell table:style-name="Default" table:number-columns-repeated="4"/>
        </table:table-row>
        <table:table-row table:style-name="ro2">
          <table:table-cell office:value-type="string" calcext:value-type="string">
            <text:p>dk =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office:value-type="string" calcext:value-type="string" table:number-columns-spanned="4" table:number-rows-spanned="1">
            <text:p>W<text:span text:style-name="T1">k</text:span></text:p>
          </table:table-cell>
          <table:covered-table-cell table:number-columns-repeated="3"/>
          <table:table-cell/>
          <table:table-cell table:style-name="ce46" office:value-type="string" calcext:value-type="string" table:number-columns-spanned="2" table:number-rows-spanned="1">
            <text:p>Keys</text:p>
          </table:table-cell>
          <table:covered-table-cell/>
          <table:table-cell table:number-columns-repeated="2"/>
          <table:table-cell table:style-name="ce88" office:value-type="string" calcext:value-type="string" table:number-columns-spanned="3" table:number-rows-spanned="1">
            <text:p><text:span text:style-name="T2">exp(</text:span>Attention)</text:p>
          </table:table-cell>
          <table:covered-table-cell table:number-columns-repeated="2" table:style-name="ce96"/>
          <table:table-cell table:number-columns-repeated="5"/>
        </table:table-row>
        <table:table-row table:style-name="ro1">
          <table:table-cell table:number-columns-repeated="5"/>
          <table:table-cell table:style-name="ce5" office:value-type="float" office:value="-0.2" calcext:value-type="float">
            <text:p>-0.2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table:style-name="ce72" table:number-matrix-columns-spanned="2" table:number-matrix-rows-spanned="3" table:formula="of:=MMULT([.A4:.D6]; TRANSPOSE([.F9:.I10]))" office:value-type="float" office:value="1.66" calcext:value-type="float">
            <text:p>1.660</text:p>
          </table:table-cell>
          <table:table-cell table:style-name="ce77" office:value-type="float" office:value="0.12" calcext:value-type="float">
            <text:p>0.120</text:p>
          </table:table-cell>
          <table:table-cell table:number-columns-repeated="2"/>
          <table:table-cell table:style-name="ce89" table:number-matrix-columns-spanned="3" table:number-matrix-rows-spanned="3" table:formula="of:=EXP([.O4:.Q6])" office:value-type="float" office:value="1.32802282792896" calcext:value-type="float">
            <text:p>1.328023</text:p>
          </table:table-cell>
          <table:table-cell table:style-name="ce97" office:value-type="float" office:value="1.14185397142416" calcext:value-type="float">
            <text:p>1.141854</text:p>
          </table:table-cell>
          <table:table-cell table:style-name="ce102" office:value-type="float" office:value="0.865671490716199" calcext:value-type="float">
            <text:p>0.86567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-0" calcext:value-type="float">
            <text:p>0</text:p>
          </table:table-cell>
          <table:table-cell table:style-name="ce15" office:value-type="float" office:value="-0.6" calcext:value-type="float">
            <text:p>-0.6</text:p>
          </table:table-cell>
          <table:table-cell/>
          <table:table-cell table:style-name="ce73" office:value-type="float" office:value="0.88" calcext:value-type="float">
            <text:p>0.880</text:p>
          </table:table-cell>
          <table:table-cell table:style-name="ce78" office:value-type="float" office:value="-0.02" calcext:value-type="float">
            <text:p>-0.020</text:p>
          </table:table-cell>
          <table:table-cell table:number-columns-repeated="2"/>
          <table:table-cell table:style-name="ce90" office:value-type="float" office:value="0.835954696334992" calcext:value-type="float">
            <text:p>0.835955</text:p>
          </table:table-cell>
          <table:table-cell table:style-name="ce96" office:value-type="float" office:value="0.896571452930669" calcext:value-type="float">
            <text:p>0.896571</text:p>
          </table:table-cell>
          <table:table-cell table:style-name="ce103" office:value-type="float" office:value="0.958867725906141" calcext:value-type="float">
            <text:p>0.95886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74" office:value-type="float" office:value="-0.3" calcext:value-type="float">
            <text:p>-0.300</text:p>
          </table:table-cell>
          <table:table-cell table:style-name="ce79" office:value-type="float" office:value="-0.46" calcext:value-type="float">
            <text:p>-0.460</text:p>
          </table:table-cell>
          <table:table-cell/>
          <table:table-cell table:style-name="ce82"/>
          <table:table-cell table:style-name="ce91" office:value-type="float" office:value="0.855085819537253" calcext:value-type="float">
            <text:p>0.855086</text:p>
          </table:table-cell>
          <table:table-cell table:style-name="ce98" office:value-type="float" office:value="0.907927466473494" calcext:value-type="float">
            <text:p>0.907927</text:p>
          </table:table-cell>
          <table:table-cell table:style-name="ce104" office:value-type="float" office:value="0.957918964976575" calcext:value-type="float">
            <text:p>0.957919</text:p>
          </table:table-cell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13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ce4" office:value-type="string" calcext:value-type="string" table:number-columns-spanned="4" table:number-rows-spanned="1">
            <text:p>W<text:span text:style-name="T1">v</text:span></text:p>
          </table:table-cell>
          <table:covered-table-cell table:number-columns-repeated="3"/>
          <table:table-cell/>
          <table:table-cell table:style-name="ce46" office:value-type="string" calcext:value-type="string" table:number-columns-spanned="3" table:number-rows-spanned="1">
            <text:p>Values</text:p>
          </table:table-cell>
          <table:covered-table-cell table:number-columns-repeated="2"/>
          <table:table-cell table:style-name="ce82"/>
          <table:table-cell table:style-name="ce92" office:value-type="string" calcext:value-type="string" table:number-columns-spanned="3" table:number-rows-spanned="1">
            <text:p>Softmax(Attention)</text:p>
          </table:table-cell>
          <table:covered-table-cell table:number-columns-repeated="2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5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/>
          <table:table-cell table:style-name="ce72" table:number-matrix-columns-spanned="3" table:number-matrix-rows-spanned="3" table:formula="of:=MMULT([.A4:.D6]; TRANSPOSE([.F14:.I16]))" office:value-type="float" office:value="0.83" calcext:value-type="float">
            <text:p>0.830</text:p>
          </table:table-cell>
          <table:table-cell table:style-name="ce80" office:value-type="float" office:value="0.7" calcext:value-type="float">
            <text:p>0.700</text:p>
          </table:table-cell>
          <table:table-cell table:style-name="ce77" office:value-type="float" office:value="-0.25" calcext:value-type="float">
            <text:p>-0.250</text:p>
          </table:table-cell>
          <table:table-cell table:style-name="ce82"/>
          <table:table-cell table:style-name="ce50" table:number-matrix-columns-spanned="3" table:number-matrix-rows-spanned="1" table:formula="of:=[.O9:.Q9]/SUM([.O9:.Q9])" office:value-type="float" office:value="0.398142287995885" calcext:value-type="float">
            <text:p>0.398142</text:p>
          </table:table-cell>
          <table:table-cell table:style-name="ce54" office:value-type="float" office:value="0.342328718437001" calcext:value-type="float">
            <text:p>0.342329</text:p>
          </table:table-cell>
          <table:table-cell table:style-name="ce41" office:value-type="float" office:value="0.259528993567114" calcext:value-type="float">
            <text:p>0.259529</text:p>
          </table:table-cell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6" office:value-type="float" office:value="-0.6" calcext:value-type="float">
            <text:p>-0.6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/>
          <table:table-cell table:style-name="ce73" office:value-type="float" office:value="5.55111512312578E-017" calcext:value-type="float">
            <text:p>0.000</text:p>
          </table:table-cell>
          <table:table-cell office:value-type="float" office:value="0.2" calcext:value-type="float">
            <text:p>0.200</text:p>
          </table:table-cell>
          <table:table-cell table:style-name="ce78" office:value-type="float" office:value="0.57" calcext:value-type="float">
            <text:p>0.570</text:p>
          </table:table-cell>
          <table:table-cell/>
          <table:table-cell table:style-name="ce39" table:number-matrix-columns-spanned="3" table:number-matrix-rows-spanned="1" table:formula="of:=[.O10:.Q10]/SUM([.O10:.Q10])" office:value-type="float" office:value="0.310602882783788" calcext:value-type="float">
            <text:p>0.310603</text:p>
          </table:table-cell>
          <table:table-cell office:value-type="float" office:value="0.333125322607579" calcext:value-type="float">
            <text:p>0.333125</text:p>
          </table:table-cell>
          <table:table-cell table:style-name="ce42" office:value-type="float" office:value="0.356271794608633" calcext:value-type="float">
            <text:p>0.356272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/>
          <table:table-cell table:style-name="ce7" office:value-type="float" office:value="-0.6" calcext:value-type="float">
            <text:p>-0.6</text:p>
          </table:table-cell>
          <table:table-cell table:style-name="ce11" office:value-type="float" office:value="-0.7" calcext:value-type="float">
            <text:p>-0.7</text:p>
          </table:table-cell>
          <table:table-cell table:style-name="ce11" office:value-type="float" office:value="-0.4" calcext:value-type="float">
            <text:p>-0.4</text:p>
          </table:table-cell>
          <table:table-cell table:style-name="ce15" office:value-type="float" office:value="0.6" calcext:value-type="float">
            <text:p>0.6</text:p>
          </table:table-cell>
          <table:table-cell/>
          <table:table-cell table:style-name="ce74" office:value-type="float" office:value="-0.07" calcext:value-type="float">
            <text:p>-0.070</text:p>
          </table:table-cell>
          <table:table-cell table:style-name="ce81" office:value-type="float" office:value="-2.77555756156289E-017" calcext:value-type="float">
            <text:p>0.000</text:p>
          </table:table-cell>
          <table:table-cell table:style-name="ce79" office:value-type="float" office:value="0.29" calcext:value-type="float">
            <text:p>0.290</text:p>
          </table:table-cell>
          <table:table-cell/>
          <table:table-cell table:style-name="ce40" table:number-matrix-columns-spanned="3" table:number-matrix-rows-spanned="1" table:formula="of:=[.O11:.Q11]/SUM([.O11:.Q11])" office:value-type="float" office:value="0.31426207661987" calcext:value-type="float">
            <text:p>0.314262</text:p>
          </table:table-cell>
          <table:table-cell table:style-name="ce55" office:value-type="float" office:value="0.333682496557583" calcext:value-type="float">
            <text:p>0.333682</text:p>
          </table:table-cell>
          <table:table-cell table:style-name="ce43" office:value-type="float" office:value="0.352055426822547" calcext:value-type="float">
            <text:p>0.352055</text:p>
          </table:table-cell>
          <table:table-cell table:number-columns-repeated="5"/>
        </table:table-row>
        <table:table-row table:style-name="ro1" table:number-rows-repeated="2">
          <table:table-cell table:style-name="ce1" table:number-columns-repeated="4"/>
          <table:table-cell table:number-columns-repeated="9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3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2"/>
        </table:table-row>
        <table:table-row table:style-name="ro1" table:number-rows-repeated="4">
          <table:table-cell table:number-columns-repeated="13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104854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Backward" table:style-name="ta1">
        <table:table-column table:style-name="co6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9" table:number-columns-repeated="5" table:default-cell-style-name="Default"/>
        <table:table-row table:style-name="ro1">
          <table:table-cell table:style-name="ce1" table:formula="of:=ROUND(RAND() * 20 - 10) / 10" office:value-type="float" office:value="0.7" calcext:value-type="float">
            <text:p>0.7</text:p>
          </table:table-cell>
          <table:table-cell table:style-name="ce1"/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3">
          <table:table-cell table:style-name="ce8" office:value-type="string" calcext:value-type="string" table:number-columns-spanned="4" table:number-rows-spanned="1">
            <text:p><text:span text:style-name="T3">Δ </text:span>Input sequence</text:p>
          </table:table-cell>
          <table:covered-table-cell table:number-columns-repeated="3" table:style-name="ce18"/>
          <table:table-cell table:style-name="ce18"/>
          <table:table-cell table:style-name="ce4" office:value-type="string" calcext:value-type="string" table:number-columns-spanned="4" table:number-rows-spanned="1">
            <text:p><text:span text:style-name="T4">Δ </text:span>W<text:span text:style-name="T1">q</text:span></text:p>
          </table:table-cell>
          <table:covered-table-cell table:number-columns-repeated="3"/>
          <table:table-cell table:style-name="ce18"/>
          <table:table-cell table:style-name="ce8" office:value-type="string" calcext:value-type="string" table:number-columns-spanned="2" table:number-rows-spanned="1">
            <text:p>Δ Queries</text:p>
          </table:table-cell>
          <table:covered-table-cell table:style-name="ce18"/>
          <table:table-cell table:style-name="ce18" table:number-columns-repeated="2"/>
          <table:table-cell table:style-name="ce8" office:value-type="string" calcext:value-type="string" table:number-columns-spanned="3" table:number-rows-spanned="1">
            <text:p><text:span text:style-name="T3">Δ Softmax(</text:span>Attention)</text:p>
          </table:table-cell>
          <table:covered-table-cell table:number-columns-repeated="2"/>
          <table:table-cell/>
          <table:table-cell table:style-name="ce84" office:value-type="string" calcext:value-type="string" table:number-columns-spanned="3" table:number-rows-spanned="1">
            <text:p><text:span text:style-name="T3">Δ</text:span>Y</text:p>
          </table:table-cell>
          <table:covered-table-cell table:number-columns-repeated="2" table:style-name="ce36"/>
          <table:table-cell table:style-name="ce36"/>
          <table:table-cell table:number-columns-repeated="5"/>
        </table:table-row>
        <table:table-row table:style-name="ro1">
          <table:table-cell table:style-name="ce34" table:number-matrix-columns-spanned="4" table:number-matrix-rows-spanned="3" table:formula="of:=MMULT([.K4:.L6]; [$Forward.F4:.I5])+MMULT([.K9:.L11]; [$Forward.F9:.I10])+MMULT([.K14:.M16]; [$Forward.F14:.I16])" office:value-type="float" office:value="0.200684294341469" calcext:value-type="float">
            <text:p>0.200684</text:p>
          </table:table-cell>
          <table:table-cell table:style-name="ce35" office:value-type="float" office:value="0.231561863619106" calcext:value-type="float">
            <text:p>0.231562</text:p>
          </table:table-cell>
          <table:table-cell table:style-name="ce35" office:value-type="float" office:value="0.0698538233608552" calcext:value-type="float">
            <text:p>0.069854</text:p>
          </table:table-cell>
          <table:table-cell table:style-name="ce37" office:value-type="float" office:value="-0.0984740764971865" calcext:value-type="float">
            <text:p>-0.098474</text:p>
          </table:table-cell>
          <table:table-cell table:style-name="ce39"/>
          <table:table-cell table:style-name="ce50" table:number-matrix-columns-spanned="4" table:number-matrix-rows-spanned="2" table:formula="of:=MMULT(TRANSPOSE([.K4:.L6]); [$Forward.A4:.D6])" office:value-type="float" office:value="-0.0436716915718702" calcext:value-type="float">
            <text:p>-0.043672</text:p>
          </table:table-cell>
          <table:table-cell table:style-name="ce54" office:value-type="float" office:value="0.102704516937254" calcext:value-type="float">
            <text:p>0.102705</text:p>
          </table:table-cell>
          <table:table-cell table:style-name="ce54" office:value-type="float" office:value="0.283571746753137" calcext:value-type="float">
            <text:p>0.283572</text:p>
          </table:table-cell>
          <table:table-cell table:style-name="ce41" office:value-type="float" office:value="-0.082764855402446" calcext:value-type="float">
            <text:p>-0.082765</text:p>
          </table:table-cell>
          <table:table-cell/>
          <table:table-cell table:style-name="ce38" table:number-matrix-columns-spanned="2" table:number-matrix-rows-spanned="3" table:formula="of:=MMULT([.O9:.Q11];[$Forward.K9:.L11])/SQRT([$Forward.B8])" office:value-type="float" office:value="0.174483219429538" calcext:value-type="float">
            <text:p>0.174483</text:p>
          </table:table-cell>
          <table:table-cell table:style-name="ce41" office:value-type="float" office:value="0.0416555620126044" calcext:value-type="float">
            <text:p>0.041656</text:p>
          </table:table-cell>
          <table:table-cell table:style-name="ce114"/>
          <table:table-cell/>
          <table:table-cell table:style-name="ce72" table:number-matrix-columns-spanned="3" table:number-matrix-rows-spanned="3" table:formula="of:=MMULT([.S4:.U6]; TRANSPOSE([$Forward.K14:$Forward.M16]))" office:value-type="float" office:value="0.546" calcext:value-type="float">
            <text:p>0.546</text:p>
          </table:table-cell>
          <table:table-cell table:style-name="ce80" office:value-type="float" office:value="-0.459" calcext:value-type="float">
            <text:p>-0.459</text:p>
          </table:table-cell>
          <table:table-cell table:style-name="ce77" office:value-type="float" office:value="-0.252" calcext:value-type="float">
            <text:p>-0.252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9" office:value-type="float" office:value="-0.3" calcext:value-type="float">
            <text:p>-0.3</text:p>
          </table:table-cell>
          <table:table-cell table:style-name="ce12" office:value-type="float" office:value="-0.7" calcext:value-type="float">
            <text:p>-0.7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ce34" office:value-type="float" office:value="0.096307899686431" calcext:value-type="float">
            <text:p>0.096308</text:p>
          </table:table-cell>
          <table:table-cell table:style-name="ce35" office:value-type="float" office:value="-0.0631005137192975" calcext:value-type="float">
            <text:p>-0.063101</text:p>
          </table:table-cell>
          <table:table-cell table:style-name="ce35" office:value-type="float" office:value="-0.37290295939733" calcext:value-type="float">
            <text:p>-0.372903</text:p>
          </table:table-cell>
          <table:table-cell table:style-name="ce37" office:value-type="float" office:value="-0.800489436343394" calcext:value-type="float">
            <text:p>-0.800489</text:p>
          </table:table-cell>
          <table:table-cell table:style-name="ce39"/>
          <table:table-cell table:style-name="ce40" office:value-type="float" office:value="-0.00783100598539743" calcext:value-type="float">
            <text:p>-0.007831</text:p>
          </table:table-cell>
          <table:table-cell table:style-name="ce55" office:value-type="float" office:value="0.0214267792834061" calcext:value-type="float">
            <text:p>0.021427</text:p>
          </table:table-cell>
          <table:table-cell table:style-name="ce55" office:value-type="float" office:value="0.0741695713247927" calcext:value-type="float">
            <text:p>0.074170</text:p>
          </table:table-cell>
          <table:table-cell table:style-name="ce43" office:value-type="float" office:value="-0.0285051467915914" calcext:value-type="float">
            <text:p>-0.028505</text:p>
          </table:table-cell>
          <table:table-cell/>
          <table:table-cell table:style-name="ce39" office:value-type="float" office:value="-0.180766927523646" calcext:value-type="float">
            <text:p>-0.180767</text:p>
          </table:table-cell>
          <table:table-cell table:style-name="ce42" office:value-type="float" office:value="-0.0523993793049267" calcext:value-type="float">
            <text:p>-0.052399</text:p>
          </table:table-cell>
          <table:table-cell table:style-name="ce114"/>
          <table:table-cell/>
          <table:table-cell table:style-name="ce73" office:value-type="float" office:value="-0.889" calcext:value-type="float">
            <text:p>-0.889</text:p>
          </table:table-cell>
          <table:table-cell table:style-name="ce70" office:value-type="float" office:value="-0.385" calcext:value-type="float">
            <text:p>-0.385</text:p>
          </table:table-cell>
          <table:table-cell table:style-name="ce78" office:value-type="float" office:value="-0.0890000000000001" calcext:value-type="float">
            <text:p>-0.089</text:p>
          </table:table-cell>
          <table:table-cell/>
          <table:table-cell table:style-name="ce3" office:value-type="float" office:value="-0.8" calcext:value-type="float">
            <text:p>-0.8</text:p>
          </table:table-cell>
          <table:table-cell table:style-name="ce9" office:value-type="float" office:value="-0.5" calcext:value-type="float">
            <text:p>-0.5</text:p>
          </table:table-cell>
          <table:table-cell table:style-name="ce12" office:value-type="float" office:value="-0.5" calcext:value-type="float">
            <text:p>-0.5</text:p>
          </table:table-cell>
          <table:table-cell table:style-name="ce109"/>
          <table:table-cell table:number-columns-repeated="5"/>
        </table:table-row>
        <table:table-row table:style-name="ro1">
          <table:table-cell table:style-name="ce34" office:value-type="float" office:value="-0.049070986245577" calcext:value-type="float">
            <text:p>-0.049071</text:p>
          </table:table-cell>
          <table:table-cell table:style-name="ce35" office:value-type="float" office:value="-0.162353505233636" calcext:value-type="float">
            <text:p>-0.162354</text:p>
          </table:table-cell>
          <table:table-cell table:style-name="ce35" office:value-type="float" office:value="-0.259447113939269" calcext:value-type="float">
            <text:p>-0.259447</text:p>
          </table:table-cell>
          <table:table-cell table:style-name="ce37" office:value-type="float" office:value="-0.421337934177589" calcext:value-type="float">
            <text:p>-0.421338</text:p>
          </table:table-cell>
          <table:table-cell table:style-name="ce39"/>
          <table:table-cell table:style-name="ce31" table:number-columns-repeated="4"/>
          <table:table-cell/>
          <table:table-cell table:style-name="ce40" office:value-type="float" office:value="-0.21420622520626" calcext:value-type="float">
            <text:p>-0.214206</text:p>
          </table:table-cell>
          <table:table-cell table:style-name="ce43" office:value-type="float" office:value="-0.0578949027760634" calcext:value-type="float">
            <text:p>-0.057895</text:p>
          </table:table-cell>
          <table:table-cell table:style-name="ce114"/>
          <table:table-cell/>
          <table:table-cell table:style-name="ce74" office:value-type="float" office:value="-0.898" calcext:value-type="float">
            <text:p>-0.898</text:p>
          </table:table-cell>
          <table:table-cell table:style-name="ce81" office:value-type="float" office:value="0.014" calcext:value-type="float">
            <text:p>0.014</text:p>
          </table:table-cell>
          <table:table-cell table:style-name="ce79" office:value-type="float" office:value="0.1" calcext:value-type="float">
            <text:p>0.100</text:p>
          </table:table-cell>
          <table:table-cell/>
          <table:table-cell table:style-name="ce3" office:value-type="float" office:value="-0.6" calcext:value-type="float">
            <text:p>-0.6</text:p>
          </table:table-cell>
          <table:table-cell table:style-name="ce9" office:value-type="float" office:value="-0.5" calcext:value-type="float">
            <text:p>-0.5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1" table:number-columns-repeated="4"/>
          <table:table-cell table:number-columns-repeated="18"/>
        </table:table-row>
        <table:table-row table:style-name="ro3">
          <table:table-cell table:number-columns-repeated="5"/>
          <table:table-cell table:style-name="ce92" office:value-type="string" calcext:value-type="string" table:number-columns-spanned="4" table:number-rows-spanned="1">
            <text:p><text:span text:style-name="T4">Δ </text:span>W<text:span text:style-name="T1">k</text:span></text:p>
          </table:table-cell>
          <table:covered-table-cell table:number-columns-repeated="3" table:style-name="ce31"/>
          <table:table-cell/>
          <table:table-cell table:style-name="ce8" office:value-type="string" calcext:value-type="string" table:number-columns-spanned="2" table:number-rows-spanned="1">
            <text:p>Δ Keys</text:p>
          </table:table-cell>
          <table:covered-table-cell table:style-name="ce18"/>
          <table:table-cell table:style-name="ce18"/>
          <table:table-cell/>
          <table:table-cell table:style-name="ce8" office:value-type="string" calcext:value-type="string" table:number-columns-spanned="3" table:number-rows-spanned="1">
            <text:p><text:span text:style-name="T3">Δ </text:span>Attention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ce50" table:number-matrix-columns-spanned="4" table:number-matrix-rows-spanned="2" table:formula="of:=MMULT(TRANSPOSE([.K9:.L11]); [$Forward.A4:.D6])" office:value-type="float" office:value="-0.0218559009116969" calcext:value-type="float">
            <text:p>-0.021856</text:p>
          </table:table-cell>
          <table:table-cell table:style-name="ce54" office:value-type="float" office:value="0.0433528436562502" calcext:value-type="float">
            <text:p>0.043353</text:p>
          </table:table-cell>
          <table:table-cell table:style-name="ce54" office:value-type="float" office:value="0.079578823580959" calcext:value-type="float">
            <text:p>0.079579</text:p>
          </table:table-cell>
          <table:table-cell table:style-name="ce41" office:value-type="float" office:value="-0.00489574122891801" calcext:value-type="float">
            <text:p>-0.004896</text:p>
          </table:table-cell>
          <table:table-cell/>
          <table:table-cell table:style-name="ce38" table:number-matrix-columns-spanned="2" table:number-matrix-rows-spanned="3" table:formula="of:=MMULT([.O9:.Q11];[$Forward.K4:.L6])/SQRT([$Forward.B8])" office:value-type="float" office:value="0.0596076239489567" calcext:value-type="float">
            <text:p>0.059608</text:p>
          </table:table-cell>
          <table:table-cell table:style-name="ce41" office:value-type="float" office:value="0.00976280943227179" calcext:value-type="float">
            <text:p>0.009763</text:p>
          </table:table-cell>
          <table:table-cell table:style-name="ce114"/>
          <table:table-cell/>
          <table:table-cell table:style-name="ce50" table:number-matrix-columns-spanned="3" table:number-matrix-rows-spanned="1" table:formula="of:=MMULT([.O4:.Q4]; TRANSPOSE([.S14:.U16]))" office:value-type="float" office:value="0.219433931806697" calcext:value-type="float">
            <text:p>0.219434</text:p>
          </table:table-cell>
          <table:table-cell table:style-name="ce54" office:value-type="float" office:value="-0.155367772048603" calcext:value-type="float">
            <text:p>-0.155368</text:p>
          </table:table-cell>
          <table:table-cell table:style-name="ce41" office:value-type="float" office:value="-0.0640661597580935" calcext:value-type="float">
            <text:p>-0.064066</text:p>
          </table:table-cell>
          <table:table-cell/>
          <table:table-cell table:style-name="ce126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0" office:value-type="float" office:value="-0.00336201636076807" calcext:value-type="float">
            <text:p>-0.003362</text:p>
          </table:table-cell>
          <table:table-cell table:style-name="ce55" office:value-type="float" office:value="0.00684115634031897" calcext:value-type="float">
            <text:p>0.006841</text:p>
          </table:table-cell>
          <table:table-cell table:style-name="ce55" office:value-type="float" office:value="0.013576464468351" calcext:value-type="float">
            <text:p>0.013576</text:p>
          </table:table-cell>
          <table:table-cell table:style-name="ce43" office:value-type="float" office:value="-0.00153537717522973" calcext:value-type="float">
            <text:p>-0.001535</text:p>
          </table:table-cell>
          <table:table-cell/>
          <table:table-cell table:style-name="ce39" office:value-type="float" office:value="-0.0370456600384257" calcext:value-type="float">
            <text:p>-0.037046</text:p>
          </table:table-cell>
          <table:table-cell table:style-name="ce42" office:value-type="float" office:value="-0.00684276568472344" calcext:value-type="float">
            <text:p>-0.006843</text:p>
          </table:table-cell>
          <table:table-cell table:style-name="ce114"/>
          <table:table-cell/>
          <table:table-cell table:style-name="ce39" table:number-matrix-columns-spanned="3" table:number-matrix-rows-spanned="1" table:formula="of:=MMULT([.O5:.Q5]; TRANSPOSE([.S23:.U25]))" office:value-type="float" office:value="-0.140675958675214" calcext:value-type="float">
            <text:p>-0.140676</text:p>
          </table:table-cell>
          <table:table-cell table:style-name="ce109" office:value-type="float" office:value="0.0170185071787828" calcext:value-type="float">
            <text:p>0.017019</text:p>
          </table:table-cell>
          <table:table-cell table:style-name="ce42" office:value-type="float" office:value="0.123657451496431" calcext:value-type="float">
            <text:p>0.123657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1" table:number-columns-repeated="4"/>
          <table:table-cell/>
          <table:table-cell table:style-name="ce40" office:value-type="float" office:value="-0.0551189378377571" calcext:value-type="float">
            <text:p>-0.055119</text:p>
          </table:table-cell>
          <table:table-cell table:style-name="ce43" office:value-type="float" office:value="-0.00959425143407025" calcext:value-type="float">
            <text:p>-0.009594</text:p>
          </table:table-cell>
          <table:table-cell table:style-name="ce114"/>
          <table:table-cell/>
          <table:table-cell table:style-name="ce40" table:number-matrix-columns-spanned="3" table:number-matrix-rows-spanned="1" table:formula="of:=MMULT([.O6:.Q6]; TRANSPOSE([.S32:.U34]))" office:value-type="float" office:value="-0.20605213810101" calcext:value-type="float">
            <text:p>-0.206052</text:p>
          </table:table-cell>
          <table:table-cell table:style-name="ce55" office:value-type="float" office:value="0.0855329168191023" calcext:value-type="float">
            <text:p>0.085533</text:p>
          </table:table-cell>
          <table:table-cell table:style-name="ce43" office:value-type="float" office:value="0.120519221281907" calcext:value-type="float">
            <text:p>0.120519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1" table:number-columns-repeated="4"/>
          <table:table-cell table:number-columns-repeated="18"/>
        </table:table-row>
        <table:table-row table:style-name="ro2">
          <table:table-cell table:number-columns-repeated="5"/>
          <table:table-cell table:style-name="ce92" office:value-type="string" calcext:value-type="string" table:number-columns-spanned="4" table:number-rows-spanned="1">
            <text:p><text:span text:style-name="T4">Δ </text:span>W<text:span text:style-name="T1">v</text:span></text:p>
          </table:table-cell>
          <table:covered-table-cell table:number-columns-repeated="3" table:style-name="ce31"/>
          <table:table-cell/>
          <table:table-cell table:style-name="ce8" office:value-type="string" calcext:value-type="string" table:number-columns-spanned="3" table:number-rows-spanned="1">
            <text:p>Δ Values</text:p>
          </table:table-cell>
          <table:covered-table-cell table:number-columns-repeated="2" table:style-name="ce18"/>
          <table:table-cell table:number-columns-repeated="5"/>
          <table:table-cell table:style-name="ce8" office:value-type="string" calcext:value-type="string" table:number-columns-spanned="3" table:number-rows-spanned="1">
            <text:p><text:span text:style-name="T5">Attention</text:span> softmax gradient 1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50" table:number-matrix-columns-spanned="4" table:number-matrix-rows-spanned="3" table:formula="of:=MMULT(TRANSPOSE([.K14:.M16]); [$Forward.A4:.D6])" office:value-type="float" office:value="0.204545886980984" calcext:value-type="float">
            <text:p>0.204546</text:p>
          </table:table-cell>
          <table:table-cell table:style-name="ce54" office:value-type="float" office:value="-0.258506430429504" calcext:value-type="float">
            <text:p>-0.258506</text:p>
          </table:table-cell>
          <table:table-cell table:style-name="ce54" office:value-type="float" office:value="0.428507501991271" calcext:value-type="float">
            <text:p>0.428508</text:p>
          </table:table-cell>
          <table:table-cell table:style-name="ce41" office:value-type="float" office:value="-0.570584521438111" calcext:value-type="float">
            <text:p>-0.570585</text:p>
          </table:table-cell>
          <table:table-cell/>
          <table:table-cell table:style-name="ce38" table:number-matrix-columns-spanned="3" table:number-matrix-rows-spanned="3" table:formula="of:=MMULT([.S4:.U6]; TRANSPOSE([$Forward.O14:$Forward.Q16]))" office:value-type="float" office:value="-0.00566930943096092" calcext:value-type="float">
            <text:p>-0.005669</text:p>
          </table:table-cell>
          <table:table-cell table:style-name="ce54" office:value-type="float" office:value="-0.131905835059665" calcext:value-type="float">
            <text:p>-0.131906</text:p>
          </table:table-cell>
          <table:table-cell table:style-name="ce115" office:value-type="float" office:value="-0.126560094109149" calcext:value-type="float">
            <text:p>-0.126560</text:p>
          </table:table-cell>
          <table:table-cell table:number-columns-repeated="5"/>
          <table:table-cell table:style-name="ce50" table:number-matrix-columns-spanned="3" table:number-matrix-rows-spanned="3" table:formula="of:=TRANSPOSE([.S18:.U20])*([.S9:.U11]-[.S18:.U20])" office:value-type="float" office:value="0.239625006505287" calcext:value-type="float">
            <text:p>0.239625</text:p>
          </table:table-cell>
          <table:table-cell table:style-name="ce54" office:value-type="float" office:value="-0.136295539205207" calcext:value-type="float">
            <text:p>-0.136296</text:p>
          </table:table-cell>
          <table:table-cell table:style-name="ce41" office:value-type="float" office:value="-0.10332946730008" calcext:value-type="float">
            <text:p>-0.10332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0.264851756825734" calcext:value-type="float">
            <text:p>0.264852</text:p>
          </table:table-cell>
          <table:table-cell table:style-name="ce109" office:value-type="float" office:value="-0.366725673900193" calcext:value-type="float">
            <text:p>-0.366726</text:p>
          </table:table-cell>
          <table:table-cell table:style-name="ce109" office:value-type="float" office:value="0.296511353830897" calcext:value-type="float">
            <text:p>0.296511</text:p>
          </table:table-cell>
          <table:table-cell table:style-name="ce42" office:value-type="float" office:value="-0.610022199314375" calcext:value-type="float">
            <text:p>-0.610022</text:p>
          </table:table-cell>
          <table:table-cell/>
          <table:table-cell table:style-name="ce39" office:value-type="float" office:value="-0.619442686398765" calcext:value-type="float">
            <text:p>-0.619443</text:p>
          </table:table-cell>
          <table:table-cell table:style-name="ce31" office:value-type="float" office:value="-0.593180864835136" calcext:value-type="float">
            <text:p>-0.593181</text:p>
          </table:table-cell>
          <table:table-cell table:style-name="ce116" office:value-type="float" office:value="-0.594278622985961" calcext:value-type="float">
            <text:p>-0.594279</text:p>
          </table:table-cell>
          <table:table-cell table:number-columns-repeated="5"/>
          <table:table-cell table:style-name="ce39" office:value-type="float" office:value="-0.136295539205207" calcext:value-type="float">
            <text:p>-0.136296</text:p>
          </table:table-cell>
          <table:table-cell table:style-name="ce31" office:value-type="float" office:value="0.225139766970281" calcext:value-type="float">
            <text:p>0.225140</text:p>
          </table:table-cell>
          <table:table-cell table:style-name="ce42" office:value-type="float" office:value="-0.0888442277650749" calcext:value-type="float">
            <text:p>-0.08884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0" office:value-type="float" office:value="0.262267126470779" calcext:value-type="float">
            <text:p>0.262267</text:p>
          </table:table-cell>
          <table:table-cell table:style-name="ce55" office:value-type="float" office:value="-0.362093397523475" calcext:value-type="float">
            <text:p>-0.362093</text:p>
          </table:table-cell>
          <table:table-cell table:style-name="ce55" office:value-type="float" office:value="0.302090951391939" calcext:value-type="float">
            <text:p>0.302091</text:p>
          </table:table-cell>
          <table:table-cell table:style-name="ce43" office:value-type="float" office:value="-0.608356436631499" calcext:value-type="float">
            <text:p>-0.608356</text:p>
          </table:table-cell>
          <table:table-cell/>
          <table:table-cell table:style-name="ce40" office:value-type="float" office:value="-0.358143933302608" calcext:value-type="float">
            <text:p>-0.358144</text:p>
          </table:table-cell>
          <table:table-cell table:style-name="ce55" office:value-type="float" office:value="-0.281670032052336" calcext:value-type="float">
            <text:p>-0.281670</text:p>
          </table:table-cell>
          <table:table-cell table:style-name="ce117" office:value-type="float" office:value="-0.284987408886204" calcext:value-type="float">
            <text:p>-0.284987</text:p>
          </table:table-cell>
          <table:table-cell table:number-columns-repeated="5"/>
          <table:table-cell table:style-name="ce40" office:value-type="float" office:value="-0.10332946730008" calcext:value-type="float">
            <text:p>-0.103329</text:p>
          </table:table-cell>
          <table:table-cell table:style-name="ce55" office:value-type="float" office:value="-0.0888442277650749" calcext:value-type="float">
            <text:p>-0.088844</text:p>
          </table:table-cell>
          <table:table-cell table:style-name="ce43" office:value-type="float" office:value="0.192173695065155" calcext:value-type="float">
            <text:p>0.192174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$Forward.O14:$Forward.Q14]" office:value-type="float" office:value="0.398142287995885" calcext:value-type="float">
            <text:p>0.398142</text:p>
          </table:table-cell>
          <table:table-cell table:style-name="ce127" office:value-type="float" office:value="0.342328718437001" calcext:value-type="float">
            <text:p>0.342329</text:p>
          </table:table-cell>
          <table:table-cell table:style-name="ce127" office:value-type="float" office:value="0.259528993567114" calcext:value-type="float">
            <text:p>0.259529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.S18:.U18]" office:value-type="float" office:value="0.398142287995885" calcext:value-type="float">
            <text:p>0.398142</text:p>
          </table:table-cell>
          <table:table-cell table:style-name="ce127" office:value-type="float" office:value="0.342328718437001" calcext:value-type="float">
            <text:p>0.342329</text:p>
          </table:table-cell>
          <table:table-cell table:style-name="ce127" office:value-type="float" office:value="0.259528993567114" calcext:value-type="float">
            <text:p>0.259529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.S18:.U18]" office:value-type="float" office:value="0.398142287995885" calcext:value-type="float">
            <text:p>0.398142</text:p>
          </table:table-cell>
          <table:table-cell table:style-name="ce127" office:value-type="float" office:value="0.342328718437001" calcext:value-type="float">
            <text:p>0.342329</text:p>
          </table:table-cell>
          <table:table-cell table:style-name="ce127" office:value-type="float" office:value="0.259528993567114" calcext:value-type="float">
            <text:p>0.259529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4">
          <table:table-cell table:number-columns-repeated="14"/>
          <table:table-cell table:style-name="ce1"/>
          <table:table-cell table:number-columns-repeated="3"/>
          <table:table-cell table:style-name="ce8" office:value-type="string" calcext:value-type="string" table:number-columns-spanned="3" table:number-rows-spanned="1">
            <text:p><text:span text:style-name="T5">Attention</text:span> softmax gradient 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8"/>
          <table:table-cell table:style-name="ce50" table:number-matrix-columns-spanned="3" table:number-matrix-rows-spanned="3" table:formula="of:=TRANSPOSE([.S27:.U29])*([.S9:.U11]-[.S27:.U29])" office:value-type="float" office:value="0.214128731990188" calcext:value-type="float">
            <text:p>0.214129</text:p>
          </table:table-cell>
          <table:table-cell table:style-name="ce54" office:value-type="float" office:value="-0.103469685530193" calcext:value-type="float">
            <text:p>-0.103470</text:p>
          </table:table-cell>
          <table:table-cell table:style-name="ce41" office:value-type="float" office:value="-0.110659046459995" calcext:value-type="float">
            <text:p>-0.110659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39" office:value-type="float" office:value="-0.103469685530193" calcext:value-type="float">
            <text:p>-0.103470</text:p>
          </table:table-cell>
          <table:table-cell table:style-name="ce31" office:value-type="float" office:value="0.222152842045175" calcext:value-type="float">
            <text:p>0.222153</text:p>
          </table:table-cell>
          <table:table-cell table:style-name="ce42" office:value-type="float" office:value="-0.118683156514982" calcext:value-type="float">
            <text:p>-0.118683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40" office:value-type="float" office:value="-0.110659046459995" calcext:value-type="float">
            <text:p>-0.110659</text:p>
          </table:table-cell>
          <table:table-cell table:style-name="ce55" office:value-type="float" office:value="-0.118683156514982" calcext:value-type="float">
            <text:p>-0.118683</text:p>
          </table:table-cell>
          <table:table-cell table:style-name="ce43" office:value-type="float" office:value="0.229342202974977" calcext:value-type="float">
            <text:p>0.229342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$Forward.O15:$Forward.Q15]" office:value-type="float" office:value="0.310602882783788" calcext:value-type="float">
            <text:p>0.310603</text:p>
          </table:table-cell>
          <table:table-cell table:style-name="ce127" office:value-type="float" office:value="0.333125322607579" calcext:value-type="float">
            <text:p>0.333125</text:p>
          </table:table-cell>
          <table:table-cell table:style-name="ce127" office:value-type="float" office:value="0.356271794608633" calcext:value-type="float">
            <text:p>0.356272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.S27:.U27]" office:value-type="float" office:value="0.310602882783788" calcext:value-type="float">
            <text:p>0.310603</text:p>
          </table:table-cell>
          <table:table-cell table:style-name="ce127" office:value-type="float" office:value="0.333125322607579" calcext:value-type="float">
            <text:p>0.333125</text:p>
          </table:table-cell>
          <table:table-cell table:style-name="ce127" office:value-type="float" office:value="0.356271794608633" calcext:value-type="float">
            <text:p>0.356272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.S27:.U27]" office:value-type="float" office:value="0.310602882783788" calcext:value-type="float">
            <text:p>0.310603</text:p>
          </table:table-cell>
          <table:table-cell table:style-name="ce127" office:value-type="float" office:value="0.333125322607579" calcext:value-type="float">
            <text:p>0.333125</text:p>
          </table:table-cell>
          <table:table-cell table:style-name="ce127" office:value-type="float" office:value="0.356271794608633" calcext:value-type="float">
            <text:p>0.356272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4">
          <table:table-cell table:number-columns-repeated="18"/>
          <table:table-cell table:style-name="ce8" office:value-type="string" calcext:value-type="string" table:number-columns-spanned="3" table:number-rows-spanned="1">
            <text:p><text:span text:style-name="T5">Attention</text:span> softmax gradient 3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8"/>
          <table:table-cell table:style-name="ce50" table:number-matrix-columns-spanned="3" table:number-matrix-rows-spanned="3" table:formula="of:=TRANSPOSE([.S36:.U38])*([.S9:.U11]-[.S36:.U38])" office:value-type="float" office:value="0.215501423818437" calcext:value-type="float">
            <text:p>0.215501</text:p>
          </table:table-cell>
          <table:table-cell table:style-name="ce54" office:value-type="float" office:value="-0.104863754299889" calcext:value-type="float">
            <text:p>-0.104864</text:p>
          </table:table-cell>
          <table:table-cell table:style-name="ce41" office:value-type="float" office:value="-0.110637669518548" calcext:value-type="float">
            <text:p>-0.110638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39" office:value-type="float" office:value="-0.104863754299889" calcext:value-type="float">
            <text:p>-0.104864</text:p>
          </table:table-cell>
          <table:table-cell table:style-name="ce31" office:value-type="float" office:value="0.222338488048682" calcext:value-type="float">
            <text:p>0.222338</text:p>
          </table:table-cell>
          <table:table-cell table:style-name="ce42" office:value-type="float" office:value="-0.117474733748793" calcext:value-type="float">
            <text:p>-0.11747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40" office:value-type="float" office:value="-0.110637669518548" calcext:value-type="float">
            <text:p>-0.110638</text:p>
          </table:table-cell>
          <table:table-cell table:style-name="ce55" office:value-type="float" office:value="-0.117474733748793" calcext:value-type="float">
            <text:p>-0.117475</text:p>
          </table:table-cell>
          <table:table-cell table:style-name="ce43" office:value-type="float" office:value="0.228112403267341" calcext:value-type="float">
            <text:p>0.228112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$Forward.O16:$Forward.Q16]" office:value-type="float" office:value="0.31426207661987" calcext:value-type="float">
            <text:p>0.314262</text:p>
          </table:table-cell>
          <table:table-cell table:style-name="ce127" office:value-type="float" office:value="0.333682496557583" calcext:value-type="float">
            <text:p>0.333682</text:p>
          </table:table-cell>
          <table:table-cell table:style-name="ce127" office:value-type="float" office:value="0.352055426822547" calcext:value-type="float">
            <text:p>0.35205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.S36:.U36]" office:value-type="float" office:value="0.31426207661987" calcext:value-type="float">
            <text:p>0.314262</text:p>
          </table:table-cell>
          <table:table-cell table:style-name="ce127" office:value-type="float" office:value="0.333682496557583" calcext:value-type="float">
            <text:p>0.333682</text:p>
          </table:table-cell>
          <table:table-cell table:style-name="ce127" office:value-type="float" office:value="0.352055426822547" calcext:value-type="float">
            <text:p>0.35205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27" table:number-matrix-columns-spanned="3" table:number-matrix-rows-spanned="1" table:formula="of:=[.S36:.U36]" office:value-type="float" office:value="0.31426207661987" calcext:value-type="float">
            <text:p>0.314262</text:p>
          </table:table-cell>
          <table:table-cell table:style-name="ce127" office:value-type="float" office:value="0.333682496557583" calcext:value-type="float">
            <text:p>0.333682</text:p>
          </table:table-cell>
          <table:table-cell table:style-name="ce127" office:value-type="float" office:value="0.352055426822547" calcext:value-type="float">
            <text:p>0.3520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4:51:37.006301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29:24.278397093</meta:creation-date>
    <dc:date>2020-04-04T15:52:31.861698012</dc:date>
    <meta:editing-duration>PT1H27S</meta:editing-duration>
    <meta:editing-cycles>23</meta:editing-cycles>
    <meta:generator>LibreOffice/6.0.7.3$Linux_X86_64 LibreOffice_project/00m0$Build-3</meta:generator>
    <meta:document-statistic meta:table-count="2" meta:cell-count="276" meta:object-count="0"/>
  </office:meta>
</office:document-meta>
</file>